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A61000027CA000027CBCCC605CDFB4F294A.svg" manifest:media-type="image/svg+xml"/>
  <manifest:file-entry manifest:full-path="Pictures/1000000000000FA000000BB87380F7EC6DBC4304.jpg" manifest:media-type="image/jpeg"/>
  <manifest:file-entry manifest:full-path="Pictures/1000020100000181000001812C580EF198093E69.png" manifest:media-type="image/png"/>
  <manifest:file-entry manifest:full-path="Pictures/1000000000000FA000000BB856C587F587620F82.jpg" manifest:media-type="image/jpeg"/>
  <manifest:file-entry manifest:full-path="Pictures/1000000000000FA000000BB88EFCDA198A9B24D6.jpg" manifest:media-type="image/jpeg"/>
  <manifest:file-entry manifest:full-path="Pictures/1000000000000FA000000BB8A8F5C8E3CAEE1A0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7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eeeeee"/>
    </style:style>
    <style:style style:name="P3" style:family="paragraph">
      <loext:graphic-properties draw:fill="none" draw:fill-color="#ffffff"/>
      <style:text-properties fo:color="#eeeeee"/>
    </style:style>
    <style:style style:name="P4" style:family="paragraph">
      <style:text-properties fo:color="#eeeeee" style:font-name="Noto Sans" fo:font-weight="normal" style:font-name-asian="Noto Sans" style:font-weight-asian="normal" style:font-weight-complex="normal"/>
    </style:style>
    <style:style style:name="P5" style:family="paragraph">
      <loext:graphic-properties draw:fill="none" draw:fill-color="#ffffff"/>
      <style:text-properties fo:color="#eeeeee" style:font-name="Noto Sans" fo:font-weight="normal" style:font-name-asian="Noto Sans" style:font-weight-asian="normal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1cm"/>
      <style:text-properties fo:color="#eeeeee"/>
    </style:style>
    <style:style style:name="P8" style:family="paragraph">
      <loext:graphic-properties draw:fill="none" draw:fill-color="#ffffff"/>
      <style:paragraph-properties fo:margin-top="0cm" fo:margin-bottom="0cm"/>
      <style:text-properties fo:color="#eeeeee"/>
    </style:style>
    <style:style style:name="P9" style:family="paragraph">
      <loext:graphic-properties draw:fill="none"/>
      <style:text-properties fo:color="#eeeeee"/>
    </style:style>
    <style:style style:name="T1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style:font-name="Noto Sans CJK SC Regular" fo:font-weight="normal" style:font-name-asian="Noto Sans CJK SC Regular" style:font-weight-asian="normal" style:font-weight-complex="normal"/>
    </style:style>
    <style:style style:name="T4" style:family="text">
      <style:text-properties fo:color="#eeeeee" style:font-name="Noto Sans" fo:font-weight="normal" style:font-name-asian="Noto Sans" style:font-weight-asian="normal" style:font-weight-complex="normal"/>
    </style:style>
    <style:style style:name="T5" style:family="text">
      <style:text-properties style:font-name="Noto Sans" fo:font-size="48pt" fo:font-style="italic" style:font-name-asian="Noto Sans CJK SC Medium" style:font-size-asian="48pt" style:font-style-asian="italic" style:font-size-complex="48pt" style:font-style-complex="italic"/>
    </style:style>
    <style:style style:name="T6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3" draw:layer="layout" svg:width="18.8cm" svg:height="4.01cm" svg:x="2.8cm" svg:y="7.39cm">
          <draw:text-box>
            <text:p text:style-name="P2"><text:span text:style-name="T1">从宣传队到大社团</text:span></text:p>
            <text:p text:style-name="P2"><text:span text:style-name="T2"><text:tab/></text:span><text:span text:style-name="T2"><text:tab/></text:span><text:span text:style-name="T2">——</text:span><text:span text:style-name="T2">我们社区的历史、技术和文化综述</text:span></text:p>
          </draw:text-box>
        </draw:frame>
        <draw:frame draw:style-name="gr3" draw:text-style-name="P5" draw:layer="layout" svg:width="8.048cm" svg:height="2.055cm" svg:x="5.252cm" svg:y="13.345cm">
          <draw:text-box>
            <text:p text:style-name="P4"><text:span text:style-name="T3">白铭骢</text:span><text:span text:style-name="T4"> — </text:span><text:span text:style-name="T4">@MingcongBai</text:span></text:p>
            <text:p text:style-name="P4"><text:span text:style-name="T4">黎民雍 — </text:span><text:span text:style-name="T4">@lmy441900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6" draw:text-style-name="P8" draw:layer="layout" svg:width="6cm" svg:height="2.81cm" svg:x="10.2cm" svg:y="7.39cm">
          <draw:text-box>
            <text:p text:style-name="P7"><text:span text:style-name="T5"><text:s text:c="5"/></text:span><text:span text:style-name="T5">Fin.</text:span></text:p>
          </draw:text-box>
        </draw:frame>
        <draw:frame draw:style-name="gr7" draw:text-style-name="P9" draw:layer="layout" svg:width="7.059cm" svg:height="4.096cm" svg:x="10.341cm" svg:y="8.504cm">
          <draw:text-box>
            <text:p text:style-name="P2"><text:span text:style-name="T6">AMA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" style:display-name="无填充且无边框的对象_1" style:family="graphic" style:parent-style-name="默认_5f_1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5-26T15:16:27.670799433</dc:date>
    <meta:editing-duration>PT19M24S</meta:editing-duration>
    <meta:editing-cycles>14</meta:editing-cycles>
    <meta:generator>LibreOffice/6.0.4.2$Linux_X86_64 LibreOffice_project/00m0$Build-2</meta:generator>
    <meta:document-statistic meta:object-count="45"/>
  </office:meta>
</office:document-meta>
</file>